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text-position="0% 100%"/>
    </style:style>
    <style:style style:name="P3" style:family="paragraph" style:parent-style-name="Standard">
      <style:text-properties style:text-position="0% 100%" officeooo:rsid="001ea335" officeooo:paragraph-rsid="001ea335"/>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5">
      <style:text-properties style:text-position="0% 100%"/>
    </style:style>
    <style:style style:name="P10" style:family="paragraph" style:parent-style-name="Standard" style:list-style-name="L5">
      <style:text-properties style:text-position="0% 100%" officeooo:paragraph-rsid="001ea335"/>
    </style:style>
    <style:style style:name="P11" style:family="paragraph" style:parent-style-name="Standard" style:list-style-name="L6">
      <style:text-properties style:text-position="0% 100%" officeooo:paragraph-rsid="001ea335"/>
    </style:style>
    <style:style style:name="P12" style:family="paragraph" style:parent-style-name="Standard" style:list-style-name="L5">
      <style:text-properties style:text-position="0% 100%" officeooo:rsid="0020b8e3" officeooo:paragraph-rsid="0020b8e3"/>
    </style:style>
    <style:style style:name="P13" style:family="paragraph" style:parent-style-name="Standard" style:list-style-name="L7">
      <style:text-properties style:text-position="0% 100%" officeooo:paragraph-rsid="001ea335"/>
    </style:style>
    <style:style style:name="P14" style:family="paragraph" style:parent-style-name="Standard" style:list-style-name="L8">
      <style:text-properties style:text-position="0% 100%"/>
    </style:style>
    <style:style style:name="P15" style:family="paragraph" style:parent-style-name="Standard" style:list-style-name="L9">
      <style:text-properties style:text-position="0% 100%"/>
    </style:style>
    <style:style style:name="P16" style:family="paragraph" style:parent-style-name="Standard" style:list-style-name="L10">
      <style:text-properties style:text-position="0% 100%"/>
    </style:style>
    <style:style style:name="P17" style:family="paragraph" style:parent-style-name="Standard" style:list-style-name="L11">
      <style:text-properties style:text-position="0% 100%"/>
    </style:style>
    <style:style style:name="P18" style:family="paragraph" style:parent-style-name="Standard" style:list-style-name="L12">
      <style:text-properties style:text-position="0% 100%"/>
    </style:style>
    <style:style style:name="T1" style:family="text">
      <style:text-properties officeooo:rsid="001ea335"/>
    </style:style>
    <style:style style:name="T2" style:family="text">
      <style:text-properties fo:font-size="13pt" style:font-size-asian="11.3500003814697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atzung des FabLabs Karlsruhe</text:h>
      <text:p text:style-name="Heading">§ 1 Name, Sitz</text:p>
      <text:list xml:id="list3442721812" text:style-name="L1">
        <text:list-item>
          <text:p text:style-name="P4">Der Verein führt den Namen „FabLab Karlsruhe“.</text:p>
        </text:list-item>
        <text:list-item>
          <text:p text:style-name="P4">Er soll in das Vereinsregister eingetragen werden und <text:span text:style-name="T2">führt</text:span> danach den Zusatz e. V.</text:p>
        </text:list-item>
        <text:list-item>
          <text:p text:style-name="P4">Der Sitz des Vereins ist Karlsruhe.</text:p>
        </text:list-item>
        <text:list-item>
          <text:p text:style-name="P4">Das Geschäftsjahr des Vereins ist das Kalenderjahr. Das erste Geschäftsjahr beginnt mit der Eintragung des Vereins in das Vereinsregister und endet am 31.12. dieses Jahres.</text:p>
        </text:list-item>
        <text:list-item>
          <text:p text:style-name="P4">Die Organe des Vereins sind die Mitgliederversammlung, der Vorstand und der erweiterte Vorstand.</text:p>
        </text:list-item>
        <text:list-item>
          <text:p text:style-name="P4">Der Verein verfolgt ausschließlich und unmittelbar gemeinnützige Zwecke im Sinne des Abschnitts „Steuerbegünstigte Zwecke“ der Abgabenordnung.</text:p>
        </text:list-item>
      </text:list>
      <text:p text:style-name="Heading">§ 2 Zweck</text:p>
      <text:list xml:id="list1707220936" text:style-name="L2">
        <text:list-item>
          <text:p text:style-name="P5">Zweck des Vereins ist die Förderung der Erziehung, Volks- und Berufsbildung, Forschung und Wissenschaft sowie von Kunst und Kultur.</text:p>
        </text:list-item>
        <text:list-item>
          <text:p text:style-name="P5">Der Vereinszweck soll unter anderem durch folgende Mittel erreicht werden:</text:p>
          <text:list>
            <text:list-item>
              <text:p text:style-name="P5">Bereitstellung einer räumlichen, technischen und personellen Infrastruktur, die die Besucher anregt und befähigt, Kunst und Designobjekte, Maschinen, Alltagsgegenstände sowie Mechanik-, Elektronik-, Hardware- und Software-Komponenten selbst zu entwerfen und herzustellen.</text:p>
            </text:list-item>
            <text:list-item>
              <text:p text:style-name="P5">Wissensvermittlung in den Bereichen: digitale Eigenproduktion, allgemeine Fertigungsverfahren inklusive der zugehörigen Werkstoffkunde, Selbstbau von Werkzeugmaschinen, Handwerkstechniken, neue Technologien, Computer und neue Medien.</text:p>
            </text:list-item>
            <text:list-item>
              <text:p text:style-name="P5">Veranstaltung von Schulungen und Workshops zur Aus- und Weiterbildung</text:p>
            </text:list-item>
            <text:list-item>
              <text:p text:style-name="P5">Durchführung von Bildungsveranstaltungen und Workshops speziell für Kinder, Jugendliche und Schüler; Kooperationen mit Schulen, Bildungsund Forschungseinrichtungen. Veranstaltung von Vorträgen, Seminaren und Tagungen zu Themen der o.g. Themenbereiche.</text:p>
            </text:list-item>
            <text:list-item>
              <text:p text:style-name="P5">Einbindung künstlerischer Arbeiten zum Bereich Gesellschaft, Kultur, Design, Fertigungs- und Handwerkstechniken, Computer, neue Medien in das Vereinsleben, unter anderem durch Ausstellungen in den Vereinsräumen.</text:p>
            </text:list-item>
          </text:list>
        </text:list-item>
        <text:list-item>
          <text:p text:style-name="P5">Der Verein ist selbstlos tätig; er verfolgt nicht in erster Linie eigenwirtschaftliche Zwecke.</text:p>
        </text:list-item>
        <text:list-item>
          <text:p text:style-name="P5">Mittel des Vereins dürfen nur für die satzungsmäßigen Zwecke verwendet werden. Die Mitglieder erhalten keine Zuwendungen aus Mitteln des Vereins.</text:p>
        </text:list-item>
        <text:list-item>
          <text:p text:style-name="P5">Es darf keine Person durch Ausgaben, die dem Zweck der Körperschaft fremd sind, oder durch unverhältnismäßig hohe Vergütungen begünstigt werden.</text:p>
        </text:list-item>
        <text:list-item>
          <text:p text:style-name="P5">Der Verein ist politisch und konfessionell neutral.</text:p>
        </text:list-item>
        <text:list-item>
          <text:p text:style-name="P5">Die Einrichtungen des FabLab Karlsruhe dürfen nur für zivile Zwecke genutzt werden.</text:p>
        </text:list-item>
      </text:list>
      <text:p text:style-name="Heading"><text:soft-page-break/>§ 3 Mitgliedschaft</text:p>
      <text:list xml:id="list2546559570" text:style-name="L3">
        <text:list-item>
          <text:p text:style-name="P6">Mitglied des Vereins kann jede natürliche Person und juristische Person werden. Über die Aufnahme entscheidet nach schriftlichem Antrag der erweiterte Vorstand. Bei Minderjährigen ist der Aufnahmeantrag durch die gesetzlichen Vertreter zu stellen. Die Mitgliedschaft beginnt mit der Annahme der Beitrittserklärung.</text:p>
        </text:list-item>
        <text:list-item>
          <text:p text:style-name="P6">Der Austritt aus dem Verein ist zum Ende eines Quartals zulässig, die Kündigung muss schriftlich spätestens zwei Wochen vor dem Ende des Quartals gegenüber dem Vorstand erklärt werden.</text:p>
        </text:list-item>
        <text:list-item>
          <text:p text:style-name="P6">Ein Mitglied kann mit sofortiger Wirkung aus dem Verein ausgeschlossen werden, wenn sein Verhalten in grober Weise gegen die Interessen des Vereins verstößt oder trotz Mahnung mit dem Beitrag 3 Monate im Verzug ist. Über den Ausschluss entscheidet der erweiterte Vorstand, der mindestens zu 2/3 anwesend sein muss. Dem Mitglied muss vor der Beschlussfassung Gelegenheit zur Rechtfertigung bzw. Stellungnahme gegeben werden. Nimmt er diese nicht wahr, kann er vom erweiterten Vorstand ohne weitere Anhörung ausgeschlossen werden. Der Ausschluss ist dem betroffenen Mitglied durch einen eingeschriebenen Brief mitzuteilen, falls der Ausschluss nicht aufgrund ausstehender Mitgliedsbeiträge erfolgt. Gegen den Ausschließungsbeschluss kann innerhalb einer Frist von 3 Wochen nach Mitteilung des Ausschlusses Einspruch eingelegt werden, über den dann die nächste Mitgliederversammlung entscheidet.</text:p>
        </text:list-item>
        <text:list-item>
          <text:p text:style-name="P6">Die Mitgliedschaft endet mit dem Tod des Mitglieds (bei juristischen Personen mit deren Erlöschen).</text:p>
        </text:list-item>
        <text:list-item>
          <text:p text:style-name="P6">Das ausgetretene oder ausgeschlossene Mitglied hat keinen Anspruch gegenüber dem Vereinsvermögen.</text:p>
        </text:list-item>
        <text:list-item>
          <text:p text:style-name="P6">Die Mitglieder haben Mitgliedsbeiträge zu leisten. Die Höhe und Fälligkeit der Mitgliedsbeiträge wird durch die Mitgliederversammlung festgesetzt.</text:p>
        </text:list-item>
      </text:list>
      <text:p text:style-name="Heading">§ 4 Vorstand</text:p>
      <text:list xml:id="list186012939" text:style-name="L4">
        <text:list-item>
          <text:p text:style-name="P7">Der Vorstand (§26 BGB) besteht aus dem 1. und 2. Vorstand. Jedes Vorstandsmitglied ist einzeln zur Vertretung berechtigt.</text:p>
        </text:list-item>
        <text:list-item>
          <text:p text:style-name="P7">Rechtshandlungen, die den Verein betreffen und zu Leistungen von mehr als Euro 500,- (in Worten -fünfhundert-) verpflichten, bedürfen der Zustimmung des erweiterten Vorstandes.</text:p>
        </text:list-item>
      </text:list>
      <text:p text:style-name="Heading">§ 5 Erweiterter Vorstand</text:p>
      <text:list xml:id="list821875744" text:style-name="L5">
        <text:list-item>
          <text:p text:style-name="P10">Der erweiterte Vorstand besteht aus</text:p>
        </text:list-item>
      </text:list>
      <text:list xml:id="list172986484" text:style-name="L6">
        <text:list-item>
          <text:list>
            <text:list-item>
              <text:p text:style-name="P11">dem Vorstand (1. und 2. Vorstand)</text:p>
            </text:list-item>
            <text:list-item>
              <text:p text:style-name="P11">dem Kassenwart</text:p>
            </text:list-item>
            <text:list-item>
              <text:p text:style-name="P11">dem Schriftführer</text:p>
            </text:list-item>
            <text:list-item>
              <text:p text:style-name="P11">dem Materialwart</text:p>
            </text:list-item>
            <text:list-item>
              <text:p text:style-name="P11">dem Öffentlichkeitsbeauftragten</text:p>
            </text:list-item>
            <text:list-item>
              <text:p text:style-name="P11">dem Bildungsbeauftragten</text:p>
            </text:list-item>
          </text:list>
        </text:list-item>
      </text:list>
      <text:list xml:id="list124737758157544" text:continue-list="list821875744" text:style-name="L5">
        <text:list-item>
          <text:p text:style-name="P9">Die Wahl des Vorstands sowie des erweiterten Vorstands erfolgt durch die ordentliche Mitgliederversammlung in schriftlicher und geheimer Abstimmung.</text:p>
        </text:list-item>
        <text:list-item>
          <text:p text:style-name="P12"><text:soft-page-break/>Sämtliche Mitglieder des Vorstands und des erweiterten Vorstands werden auf ein Jahr gewählt und bleiben bis zur nächsten ordentlichen Mitgliederversammung im Amt. Die Wahl muss spätestens vier Wochen nach Ablauf der Amtszeit erfolgen oder kann bis zu vier Wochen vor dem regulären Ablauf der Amtszeit erfolgen. In der Zeit zwischen dem Ablauf der regulären Amtszeit und der Neuwahl bleiben sämtliche Mitglieder von Vorstand und erweitertem Vorstand kommissarisch im Amt.</text:p>
        </text:list-item>
        <text:list-item>
          <text:p text:style-name="P12">Scheidet ein Mitglied des erweiterten Vorstands vor Ablauf seiner Amtsdauer aus, so ist der Vorstand befugt, ein Mitglied zur Nachfolge bis zur Neuwahl in der nächsten Mitgliederversammlung einzusetzen. Scheidet während der Amtszeit der 1. oder 2. Vorstand aus, so muss eine Nachwahl innerhalb von 4 Wochen stattfinden. Diese muss auch stattfinden, wenn mehr als die Hälfte der Mitglieder des erweiterten Vorstands ausscheiden.</text:p>
        </text:list-item>
        <text:list-item>
          <text:p text:style-name="P9">Ist es nicht möglich, alle Ämter des erweiterten Vorstands zu besetzen, so werden die Aufgaben des fehlenden Amtes in einer Sitzung des unvollständigen, erweiterten Vorstands auf die anderen Vorstandsmitglieder aufgeteilt. Der so gebildete, unvollständige erweiterte Vorstand ist dann handlungsbefugt.</text:p>
        </text:list-item>
        <text:list-item>
          <text:p text:style-name="P9">Alle Mitglieder des erweiterten Vorstands sind grundsätzlich gleichwertig stimmberechtigt.</text:p>
        </text:list-item>
        <text:list-item>
          <text:p text:style-name="P9">Die Mitglieder des erweiterten Vorstands sind grundsätzlich ehrenamtlich tätig; sie haben Anspruch auf Erstattung notwendiger Auslagen im Rahmen einer von der Mitgliederversammlung zu beschließenden Richtlinie über die Erstattung von Reisekosten und Auslagen.</text:p>
        </text:list-item>
        <text:list-item>
          <text:p text:style-name="P8">Der Vorstand kann beschließen, dass </text:p>
        </text:list-item>
      </text:list>
      <text:list xml:id="list3846129565" text:style-name="L7">
        <text:list-item>
          <text:list>
            <text:list-item>
              <text:p text:style-name="P13">a) Auslagen ehrenamtlich tätiger Mitglieder in nachgewiesener Höhe ersetzt werden können, </text:p>
            </text:list-item>
            <text:list-item>
              <text:p text:style-name="P13">b) ehrenamtlich tätige Mitglieder eine Vergütung nach Maßgabe einer Aufwandsentschädigung bis zu einer Höhe der steuerfreien Ehrenamtspauschale, derzeit geregelt in § 3 Nr. 26a EStG und der Übungsleiterfreibeträge, derzeit geregelt in § 3 Nr. 26 EStG, erhalten können.</text:p>
            </text:list-item>
          </text:list>
        </text:list-item>
      </text:list>
      <text:p text:style-name="Heading">§ 6 Die Grundaufgaben des erweiterten Vorstands</text:p>
      <text:list xml:id="list1808360042" text:style-name="L8">
        <text:list-item>
          <text:p text:style-name="P14">Der 1. Vorstand vertritt die Interessen des Vereins nach außen, ist für die allgemeine Organisation, die Repräsentation sowie die behördliche Verwaltung des Vereins zuständig.</text:p>
        </text:list-item>
        <text:list-item>
          <text:p text:style-name="P14">Der 2. Vorstand vertritt den 1. Vorstand - auch bei Rechtsgeschäften - und ist für die Verwaltung und Pflege des Vereinsheims zuständig.</text:p>
        </text:list-item>
        <text:list-item>
          <text:p text:style-name="P14">Der Kassenwart führt die Kassengeschäfte des Vereins durch. Er hat mit Ablauf eines Geschäftsjahres die Kassenbücher abzuschließen und die Abrechnung den Kassenprüfern zur Überprüfung vorzulegen.</text:p>
        </text:list-item>
        <text:list-item>
          <text:p text:style-name="P14">Der Schriftführer besorgt den Schriftverkehr und die Protokollführung in Vorstandssitzungen und Mitgliederversammlungen. Die Protokolle muss er gemeinsam mit dem 1. oder 2. Vorstand unterzeichnen.</text:p>
        </text:list-item>
        <text:list-item>
          <text:p text:style-name="P14">Der Materialwart ist für die Organisation und Wartung der Maschinen sowie die Verwaltung der Verbrauchsmaterialien zuständig.</text:p>
        </text:list-item>
        <text:list-item>
          <text:p text:style-name="P14">Der Öffentlichkeitsbeauftragte ist sowohl für die vereinsinterne Kommunikation als auch für die Öffentlichkeitsarbeit (Webseite, Pressearbeit) zuständig</text:p>
        </text:list-item>
        <text:list-item>
          <text:p text:style-name="P14"><text:soft-page-break/>Der Bildungsbeauftragte ist für die Planung und Durchführung des Bildungsprogramms zuständig.</text:p>
        </text:list-item>
      </text:list>
      <text:p text:style-name="Heading">§ 7 Die Kassenprüfer</text:p>
      <text:list xml:id="list2234683568" text:style-name="L9">
        <text:list-item>
          <text:p text:style-name="P15">Die Kassenprüfer kontrollieren die Arbeit des Kassenwarts am Ende des Geschäftsjahres und tragen ihren Bericht der ordentlichen Mitgliederversammlung vor</text:p>
        </text:list-item>
        <text:list-item>
          <text:p text:style-name="P15">Die Kassenprüfer werden auf der ordentlichen Mitgliederversammlung gewählt. Es ist auch zulässig, nur einen Kassenprüfer zu bestellen.</text:p>
        </text:list-item>
        <text:list-item>
          <text:p text:style-name="P15">Die Kassenprüfer dürfen dem erweiterten Vorstand nicht angehören.</text:p>
        </text:list-item>
      </text:list>
      <text:p text:style-name="Heading">§ 8 Mitgliederversammlung</text:p>
      <text:list xml:id="list3438670424" text:style-name="L10">
        <text:list-item>
          <text:p text:style-name="P16">Die ordentliche Mitgliederversammlung findet einmal jährlich statt. Eine außerordentliche Mitgliederversammlung muss einberufen werden, wenn das Interesse des Vereins es erfordert oder wenn mindestens 1/10 der Mitglieder die Einberufung schriftlich unter Angabe des Zwecks und der Gründe verlangt.</text:p>
        </text:list-item>
        <text:list-item>
          <text:p text:style-name="P16">Jede Mitgliederversammlung ist vom Vorstand schriftlich per E-Mail oder Brief unter Einhaltung einer Einladungsfrist von 2 Wochen und unter Angabe der Tagesordnung einzuberufen.</text:p>
        </text:list-item>
        <text:list-item>
          <text:p text:style-name="P16">Versammlungsleiter ist der 1. Vorsitzende und im Falle seiner Verhinderung der 2. Vorsitzende. Sollten beide nicht anwesend sein, wird ein Versammlungsleiter von der Mitgliederversammlung gewählt. Soweit der Schriftführer nicht anwesend ist, wird auch dieser von der Mitgliederversammlung bestimmt.</text:p>
        </text:list-item>
        <text:list-item>
          <text:p text:style-name="P16">Jede ordnungsgemäß einberufene Mitgliederversammlung ist ohne Rücksicht auf die Zahl der erschienenen Mitglieder beschlussfähig.</text:p>
        </text:list-item>
        <text:list-item>
          <text:p text:style-name="P16">Die Beschlüsse der Mitgliederversammlung werden mit einfacher Mehrheit der abgegebenen gültigen Stimmen gefasst. Zur Änderung der Satzung und des Vereinszwecks ist jedoch eine Mehrheit von ¾ der abgegebenen gültigen Stimmen erforderlich.</text:p>
        </text:list-item>
        <text:list-item>
          <text:p text:style-name="P16">Über die Beschlüsse der Mitgliederversammlung ist ein Protokoll aufzunehmen, das vom Versammlungsleiter und dem Schriftführer zu unterschreiben ist.</text:p>
        </text:list-item>
        <text:list-item>
          <text:p text:style-name="P16">Die Tagesordnung der ordentlichen Mitgliederversammlung muss folgende Tagesordnungspunkte enthalten:</text:p>
        </text:list-item>
      </text:list>
      <text:list xml:id="list4277465811" text:style-name="L11">
        <text:list-item>
          <text:list>
            <text:list-item>
              <text:p text:style-name="P17">Rechenschaftsbericht des Vorstands</text:p>
            </text:list-item>
            <text:list-item>
              <text:p text:style-name="P17">Berichte der Kassenprüfer und des erweiterten Vorstands</text:p>
            </text:list-item>
            <text:list-item>
              <text:p text:style-name="P17">Entlastung des Vorstands</text:p>
            </text:list-item>
            <text:list-item>
              <text:p text:style-name="P17">Neuwahl des Vorstands und des erweiterten Vorstands</text:p>
            </text:list-item>
            <text:list-item>
              <text:p text:style-name="P17">Wahl mindestens eines Kassenprüfers</text:p>
            </text:list-item>
            <text:list-item>
              <text:p text:style-name="P17">Verschiedenes</text:p>
            </text:list-item>
          </text:list>
        </text:list-item>
      </text:list>
      <text:p text:style-name="Heading">§ 9 Auflösung, Anfall des Vereinsvermögens</text:p>
      <text:list xml:id="list3838231838" text:style-name="L12">
        <text:list-item>
          <text:p text:style-name="P18">Zur Auflösung des Vereins ist eine Mehrheit von 4/5 der abgegebenen gültigen Stimmen erforderlich.</text:p>
        </text:list-item>
        <text:list-item>
          <text:p text:style-name="P18">Bei Auflösung oder Aufhebung des Vereins oder bei Wegfall steuerbegünstigter Zwecke fällt das Vermögen des Vereins an den Karlsruher Entropia e.V.. Sollte das <text:soft-page-break/>nicht möglich sein, soll das Vermögen an den Arbeitskreis Kultur und Kommunikation (AKK) des AStA des Karlsruher Institut für Technologie (KIT) gehen. Ist auch das nicht möglich, soll das Vermögen des Vereins an eine juristische Person des öffentlichen Rechts oder eine andere steuerbegünstigte Körperschaft gehen, zwecks Verwendung für Zwecke wie in §2 beschrieben. Hierbei sind rechtlich geeignete, räumlich möglichst nahe liegende FabLabs zu bevorzugen.</text:p>
        </text:list-item>
        <text:list-item>
          <text:p text:style-name="P18">Als Liquidatoren werden zwei Vorstände bestellt.</text:p>
        </text:list-item>
      </text:list>
      <text:p text:style-name="P2"/>
      <text:p text:style-name="P2"/>
      <text:p text:style-name="P3">Karlsruhe, den 17.0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ea33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span text:style-name="MT1"><text:page-number text:select-page="current">5</text:page-number></text:span><text:span text:style-name="MT1"> 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8:23:27.712780761</meta:creation-date>
    <dc:date>2018-02-25T12:47:35.500630592</dc:date>
    <meta:editing-duration>PT8M2S</meta:editing-duration>
    <meta:editing-cycles>3</meta:editing-cycles>
    <meta:generator>LibreOffice/5.3.5.2$Linux_X86_64 LibreOffice_project/30m0$Build-2</meta:generator>
    <meta:document-statistic meta:table-count="0" meta:image-count="0" meta:object-count="0" meta:page-count="5" meta:paragraph-count="80" meta:word-count="1467" meta:character-count="10802" meta:non-whitespace-character-count="9481"/>
  </office:meta>
</office:document-meta>
</file>